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2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6304" calcext:value-type="float">
            <text:p>14.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31392" calcext:value-type="float">
            <text:p>12.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23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6464" calcext:value-type="float">
            <text:p>14.2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21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8872" calcext:value-type="float">
            <text:p>11.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0912" calcext:value-type="float">
            <text:p>12.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07008" calcext:value-type="float">
            <text:p>12.0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2352" calcext:value-type="float">
            <text:p>12.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1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12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4968" calcext:value-type="float">
            <text:p>12.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1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3104" calcext:value-type="float">
            <text:p>12.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1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92" calcext:value-type="float">
            <text:p>12.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0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0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0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7864" calcext:value-type="float">
            <text:p>11.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0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204" calcext:value-type="float">
            <text:p>10.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0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0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0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5632" calcext:value-type="float">
            <text:p>8.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0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2584" calcext:value-type="float">
            <text:p>8.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0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200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9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9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9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9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776" calcext:value-type="float">
            <text:p>11.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9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9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9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632" calcext:value-type="float">
            <text:p>10.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9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4984" calcext:value-type="float">
            <text:p>10.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8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8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1936" calcext:value-type="float">
            <text:p>10.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22992" calcext:value-type="float">
            <text:p>10.22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8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99192" calcext:value-type="float">
            <text:p>10.29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8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5744" calcext:value-type="float">
            <text:p>10.90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86872" calcext:value-type="float">
            <text:p>10.7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8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2592" calcext:value-type="float">
            <text:p>10.83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8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6704" calcext:value-type="float">
            <text:p>10.9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7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77016" calcext:value-type="float">
            <text:p>11.17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60608" calcext:value-type="float">
            <text:p>10.96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7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3668" calcext:value-type="float">
            <text:p>11.5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7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6392" calcext:value-type="float">
            <text:p>10.75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7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3752" calcext:value-type="float">
            <text:p>10.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7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5276" calcext:value-type="float">
            <text:p>10.65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72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014" calcext:value-type="float">
            <text:p>11.20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7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728" calcext:value-type="float">
            <text:p>10.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376" calcext:value-type="float">
            <text:p>11.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6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4232" calcext:value-type="float">
            <text:p>10.9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67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76528" calcext:value-type="float">
            <text:p>11.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6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8616" calcext:value-type="float">
            <text:p>11.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65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6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63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368" calcext:value-type="float">
            <text:p>10.3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57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21664" calcext:value-type="float">
            <text:p>11.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NHP-AR-075</text:p>
          </table:table-cell>
          <table:table-cell office:value-type="string" calcext:value-type="string">
            <text:p>1950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5088" calcext:value-type="float">
            <text:p>10.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8" meta:object-count="0"/>
    <meta:user-defined meta:name="AppVersion">3.0</meta:user-defined>
  </office:meta>
</office:document-meta>
</file>